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P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" style:family="paragraph">
      <style:text-properties fo:font-size="12pt"/>
    </style:style>
    <style:style style:name="P5" style:family="paragraph">
      <loext:graphic-properties draw:fill="none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0.5pt" style:font-size-asian="10.5pt" style:font-size-complex="10.5pt" fo:hyphenate="false" loext:hyphenation-no-caps="false"/>
    </style:style>
    <style:style style:name="P1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size="10.5pt" style:font-size-asian="10.5pt" style:font-size-complex="10.5pt" fo:hyphenate="false" loext:hyphenation-no-caps="false"/>
    </style:style>
    <style:style style:name="P11" style:family="paragraph">
      <loext:graphic-properties draw:fill-color="#000000"/>
      <style:text-properties fo:font-size="12pt"/>
    </style:style>
    <style:style style:name="P12" style:family="paragraph"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fill="none" draw:textarea-horizontal-align="justify" draw:textarea-vertical-align="middle" draw:auto-grow-height="false" fo:min-height="0.2701in" fo:min-width="1.6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vertical-align="middle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1299in" fo:min-width="0.0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draw:textarea-vertical-align="middle" fo:min-height="0.2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043in" fo:min-width="1.3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none" draw:textarea-horizontal-align="justify" draw:textarea-vertical-align="middle" draw:auto-grow-height="false" fo:min-height="0.4736in" fo:min-width="0.5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draw:textarea-vertical-align="middle" fo:min-height="0.2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draw:textarea-vertical-align="middle" fo:min-height="0.2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="none" draw:textarea-horizontal-align="justify" draw:textarea-vertical-align="middle" draw:auto-grow-height="false" fo:min-height="0.2701in" fo:min-width="1.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0.2929in" fo:min-width="0.0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2937in" fo:min-width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draw:textarea-vertical-align="middle" fo:min-height="0.2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stroke="none" svg:stroke-color="#000000" draw:fill="none" draw:fill-color="#ffffff" draw:textarea-vertical-align="middle" fo:min-height="0.2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2772in" fo:min-width="0.0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0.2929in" fo:min-width="0.0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2673in" fo:min-width="0.0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draw:textarea-vertical-align="middle" fo:min-height="0.24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stroke="none" svg:stroke-color="#000000" draw:fill="none" draw:fill-color="#ffffff" draw:textarea-vertical-align="middle" fo:min-height="0.383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stroke="none" svg:stroke-color="#000000" draw:fill="none" draw:fill-color="#ffffff" draw:textarea-vertical-align="middle" fo:min-height="0.336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1.2661in" fo:min-width="0.00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draw:textarea-vertical-align="middle" fo:min-height="0.25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stroke="none" svg:stroke-color="#000000" draw:fill="none" draw:fill-color="#ffffff" draw:textarea-vertical-align="middle" fo:min-height="0.200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0.2929in" fo:min-width="0.0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2673in" fo:min-width="0.00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fill-color="#000000" draw:textarea-horizontal-align="justify" draw:textarea-vertical-align="middle" draw:auto-grow-height="false" fo:min-height="0.3783in" fo:min-width="0.05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draw:textarea-vertical-align="middle" fo:min-height="0.304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0.207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fill="none" draw:textarea-horizontal-align="justify" draw:textarea-vertical-align="middle" draw:auto-grow-height="false" fo:min-height="0.3299in" fo:min-width="1.9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1" draw:style-name="gr29" draw:text-style-name="P1" svg:width="1.987in" svg:height="0.365in" svg:x="2.2008in" svg:y="0.35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Text Frame 1" draw:style-name="gr28" draw:text-style-name="P13" svg:width="0.7295in" svg:height="0.2087in" svg:x="2.8563in" svg:y="0.4146in"><draw:text-box><text:p text:style-name="P12"><text:span text:style-name="T2">Start</text:span></text:p></draw:text-box></draw:frame><draw:custom-shape text:anchor-type="paragraph" draw:z-index="2" draw:name="Shape 2" draw:style-name="gr6" draw:text-style-name="P5" svg:width="1.0587in" svg:height="0.9476in" svg:x="2.6839in" svg:y="1.1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" draw:name="Text Frame 2" draw:style-name="gr27" draw:text-style-name="P3" svg:width="0.9079in" svg:height="0.3051in" svg:x="2.7665in" svg:y="1.4862in"><draw:text-box><text:p text:style-name="P2">verify</text:p></draw:text-box></draw:frame><draw:custom-shape text:anchor-type="paragraph" draw:z-index="4" draw:name="Shape 3" draw:style-name="gr26" draw:text-style-name="P11" svg:width="0.1043in" svg:height="0.4323in" svg:x="3.1457in" svg:y="0.718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5" draw:name="Vertical line 1" draw:style-name="gr12" draw:text-style-name="P6" svg:x1="3.2047in" svg:y1="2.0972in" svg:x2="3.2047in" svg:y2="2.3043in"><text:p/></draw:line><draw:line text:anchor-type="paragraph" draw:z-index="6" draw:name="Horizontal line 1" draw:style-name="gr12" draw:text-style-name="P8" svg:x1="2.5402in" svg:y1="2.2965in" svg:x2="3.9618in" svg:y2="2.2965in"><text:p/></draw:line><draw:custom-shape text:anchor-type="paragraph" draw:z-index="8" draw:name="Shape 5" draw:style-name="gr25" svg:width="0.0051in" svg:height="0.3051in" svg:x="3.9571in" svg:y="2.29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 6" draw:style-name="gr9" draw:text-style-name="P1" svg:width="1.228in" svg:height="0.298in" svg:x="1.8437in" svg:y="2.645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 7" draw:style-name="gr9" draw:text-style-name="P1" svg:width="1.228in" svg:height="0.298in" svg:x="3.3689in" svg:y="2.6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1" draw:name="Text Frame 3" draw:style-name="gr14" draw:text-style-name="P7" svg:width="0.9224in" svg:height="0.2012in" svg:x="3.5102in" svg:y="2.6984in"><draw:text-box><text:p text:style-name="P2">No</text:p></draw:text-box></draw:frame><draw:line text:anchor-type="paragraph" draw:z-index="12" draw:name="Vertical line 2" draw:style-name="gr12" draw:text-style-name="P6" svg:x1="2.439in" svg:y1="2.9681in" svg:x2="2.439in" svg:y2="3.1752in"><text:p/></draw:line><draw:custom-shape text:anchor-type="paragraph" draw:z-index="13" draw:name="Shape 8" draw:style-name="gr17" svg:width="0.0071in" svg:height="0.3051in" svg:x="3.1909in" svg:y="3.16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9" draw:style-name="gr24" svg:width="0.0012in" svg:height="0.335in" svg:x="2.5402in" svg:y="2.31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5" draw:name="Text Frame 5" draw:style-name="gr23" draw:text-style-name="P3" svg:width="0.826in" svg:height="0.2012in" svg:x="2.7146in" svg:y="3.8154in"><draw:text-box><text:p text:style-name="P2">train</text:p></draw:text-box></draw:frame><draw:custom-shape text:anchor-type="paragraph" draw:z-index="16" draw:name="Shape 11" draw:style-name="gr9" draw:text-style-name="P1" svg:width="1.228in" svg:height="0.298in" svg:x="1.0626in" svg:y="3.516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7" draw:name="Text Frame 6" draw:style-name="gr22" draw:text-style-name="P3" svg:width="1.0713in" svg:height="0.2531in" svg:x="1.1154in" svg:y="3.5165in"><draw:text-box><text:p text:style-name="P2">investagate</text:p></draw:text-box></draw:frame><draw:custom-shape text:anchor-type="paragraph" draw:z-index="18" draw:name="Shape 10" draw:style-name="gr6" draw:text-style-name="P5" svg:width="1.0587in" svg:height="0.9476in" svg:x="2.6547in" svg:y="3.487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9" draw:name="Vertical line 3" draw:style-name="gr12" draw:text-style-name="P6" svg:x1="3.1819in" svg:y1="4.4409in" svg:x2="3.1756in" svg:y2="5.1945in"><text:p/></draw:line><draw:custom-shape text:anchor-type="paragraph" draw:z-index="20" draw:name="Shape 12" draw:style-name="gr21" svg:width="0.0079in" svg:height="1.4469in" svg:x="4.1409in" svg:y="3.1953in"><text:p/><draw:enhanced-geometry svg:viewBox="0 0 21600 21600" draw:text-areas="?f0 0 ?f2 ?f5" draw:mirror-horizontal="tru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21" draw:name="Horizontal line 4" draw:style-name="gr12" draw:text-style-name="P8" svg:x1="3.7134in" svg:y1="3.9634in" svg:x2="4.1724in" svg:y2="3.9634in"><text:p/></draw:line><draw:line text:anchor-type="paragraph" draw:z-index="22" draw:name="Horizontal line 5" draw:style-name="gr12" draw:text-style-name="P8" svg:x1="1.7693in" svg:y1="3.1673in" svg:x2="3.1909in" svg:y2="3.1673in"><text:p/></draw:line><draw:line text:anchor-type="paragraph" draw:z-index="23" draw:name="Horizontal line 2" draw:style-name="gr12" draw:text-style-name="P8" svg:x1="4.1791in" svg:y1="3.9634in" svg:x2="4.6484in" svg:y2="3.9634in"><text:p/></draw:line><draw:line text:anchor-type="paragraph" draw:z-index="24" draw:name="Horizontal line 6" draw:style-name="gr12" draw:text-style-name="P8" svg:x1="4.1791in" svg:y1="3.9634in" svg:x2="4.6484in" svg:y2="3.9634in"><text:p/></draw:line><draw:line text:anchor-type="paragraph" draw:z-index="25" draw:name="Horizontal line 7" draw:style-name="gr12" draw:text-style-name="P8" svg:x1="4.1492in" svg:y1="3.1953in" svg:x2="4.6185in" svg:y2="3.1953in"><text:p/></draw:line><draw:line text:anchor-type="paragraph" draw:z-index="26" draw:name="Horizontal line 8" draw:style-name="gr12" draw:text-style-name="P8" svg:x1="4.1791in" svg:y1="3.9634in" svg:x2="4.6484in" svg:y2="3.9634in"><text:p/></draw:line><draw:line text:anchor-type="paragraph" draw:z-index="27" draw:name="Horizontal line 9" draw:style-name="gr12" draw:text-style-name="P8" svg:x1="4.1417in" svg:y1="4.6417in" svg:x2="4.611in" svg:y2="4.6417in"><text:p/></draw:line><draw:custom-shape text:anchor-type="paragraph" draw:z-index="28" draw:name="Shape 15" draw:style-name="gr9" draw:text-style-name="P1" svg:width="1.228in" svg:height="0.298in" svg:x="4.6335in" svg:y="3.04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 16" draw:style-name="gr9" draw:text-style-name="P1" svg:width="1.228in" svg:height="0.298in" svg:x="4.6634in" svg:y="3.817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 17" draw:style-name="gr9" draw:text-style-name="P1" svg:width="1.228in" svg:height="0.298in" svg:x="4.611in" svg:y="4.47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1" draw:name="Text Frame 7" draw:style-name="gr20" draw:text-style-name="P10" svg:width="1.2657in" svg:height="0.337in" svg:x="4.6335in" svg:y="3.0098in"><draw:text-box><text:p text:style-name="P9"><text:span text:style-name="T1">Duplicate image</text:span></text:p></draw:text-box></draw:frame><draw:frame text:anchor-type="paragraph" draw:z-index="32" draw:name="Text Frame 8" draw:style-name="gr14" draw:text-style-name="P7" svg:width="0.9224in" svg:height="0.2012in" svg:x="4.7898in" svg:y="3.8634in"><draw:text-box><text:p text:style-name="P2">Same person</text:p></draw:text-box></draw:frame><draw:frame text:anchor-type="paragraph" draw:z-index="33" draw:name="Text Frame 9" draw:style-name="gr19" draw:text-style-name="P3" svg:width="1.3622in" svg:height="0.3843in" svg:x="4.5744in" svg:y="4.4256in"><draw:text-box><text:p text:style-name="P2">There is no face</text:p></draw:text-box></draw:frame><draw:frame text:anchor-type="paragraph" draw:z-index="34" draw:name="Text Frame 10" draw:style-name="gr18" draw:text-style-name="P3" svg:width="1.1315in" svg:height="0.2413in" svg:x="2.689in" svg:y="5.2217in"><draw:text-box><text:p text:style-name="P2">Saved</text:p></draw:text-box></draw:frame><draw:custom-shape text:anchor-type="paragraph" draw:z-index="35" draw:name="Shape 13" draw:style-name="gr9" draw:text-style-name="P1" svg:width="1.228in" svg:height="0.298in" svg:x="2.6102in" svg:y="5.2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name="Horizontal line 3" draw:style-name="gr12" draw:text-style-name="P8" svg:x1="0.9366in" svg:y1="4.0382in" svg:x2="2.3583in" svg:y2="4.0382in"><text:p/></draw:line><draw:line text:anchor-type="paragraph" draw:z-index="37" draw:name="Vertical line 4" draw:style-name="gr12" draw:text-style-name="P6" svg:x1="1.6354in" svg:y1="3.8146in" svg:x2="1.6354in" svg:y2="4.0217in"><text:p/></draw:line><draw:custom-shape text:anchor-type="paragraph" draw:z-index="38" draw:name="Shape 14" draw:style-name="gr17" svg:width="0.0071in" svg:height="0.3051in" svg:x="3.198in" svg:y="3.16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 4" draw:style-name="gr16" svg:width="0.0177in" svg:height="0.335in" svg:x="1.7744in" svg:y="3.16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Shape 18" draw:style-name="gr16" svg:width="0.0177in" svg:height="0.335in" svg:x="2.3409in" svg:y="4.038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0" draw:name="Shape 19" draw:style-name="gr15" svg:width="0.0087in" svg:height="0.3161in" svg:x="0.9366in" svg:y="4.038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1" draw:name="Shape 21" draw:style-name="gr9" draw:text-style-name="P1" svg:width="1.228in" svg:height="0.298in" svg:x="1.8063in" svg:y="4.37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2" draw:name="Text Frame 12" draw:style-name="gr14" draw:text-style-name="P7" svg:width="0.663in" svg:height="0.2012in" svg:x="2.0965in" svg:y="2.6862in"><draw:text-box><text:p text:style-name="P2">yes</text:p></draw:text-box></draw:frame><draw:frame text:anchor-type="paragraph" draw:z-index="43" draw:name="Text Frame 4" draw:style-name="gr13" draw:text-style-name="P3" svg:width="1.1835in" svg:height="0.2012in" svg:x="1.8508in" svg:y="4.4193in"><draw:text-box><text:p text:style-name="P2">There is no face</text:p></draw:text-box></draw:frame><draw:line text:anchor-type="paragraph" draw:z-index="44" draw:name="Vertical line 5" draw:style-name="gr12" draw:text-style-name="P6" svg:x1="0.9291in" svg:y1="5.2874in" svg:x2="0.9291in" svg:y2="5.4945in"><text:p/></draw:line><draw:custom-shape text:anchor-type="paragraph" draw:z-index="45" draw:name="Shape 23" draw:style-name="gr11" draw:text-style-name="P4" svg:width="0.0185in" svg:height="0.3358in" svg:x="-0.3165in" svg:y="5.5402in"><text:p/><draw:enhanced-geometry svg:viewBox="0 0 21600 21600" draw:text-areas="?f0 0 ?f2 ?f5" draw:type="down-arrow" draw:modifiers="8345.45454545455 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6" draw:name="Shape 24" draw:style-name="gr10" svg:width="0.0051in" svg:height="0.335in" svg:x="2.4173in" svg:y="5.5138in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name="Shape 22" draw:style-name="gr9" draw:text-style-name="P1" svg:width="1.228in" svg:height="0.298in" svg:x="-0.8693in" svg:y="5.882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8" draw:name="Shape 25" draw:style-name="gr9" draw:text-style-name="P1" svg:width="1.228in" svg:height="0.298in" svg:x="0.548in" svg:y="5.83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9" draw:name="Text Frame 13" draw:style-name="gr8" draw:text-style-name="P3" svg:width="1.1835in" svg:height="0.2012in" svg:x="0.5925in" svg:y="5.8827in"><draw:text-box><text:p text:style-name="P2">suspected</text:p></draw:text-box></draw:frame><draw:frame text:anchor-type="paragraph" draw:z-index="50" draw:name="Text Frame 14" draw:style-name="gr7" draw:text-style-name="P3" svg:width="1.1835in" svg:height="0.2012in" svg:x="-0.8283in" svg:y="5.9346in"><draw:text-box><text:p text:style-name="P2">Regocagnized</text:p></draw:text-box></draw:frame><draw:custom-shape text:anchor-type="paragraph" draw:z-index="51" draw:name="Shape 20" draw:style-name="gr6" draw:text-style-name="P5" svg:width="1.0587in" svg:height="0.9476in" svg:x="2.6839in" svg:y="1.15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2" draw:name="Shape 27" draw:style-name="gr6" draw:text-style-name="P5" svg:width="1.0587in" svg:height="0.9476in" svg:x="0.4075in" svg:y="4.3402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53" draw:name="Shape 26" draw:style-name="gr5" draw:text-style-name="P4" svg:width="2.7398in" svg:height="0.0043in" svg:x="-0.3008in" svg:y="5.5098in"><text:p/><draw:enhanced-geometry svg:viewBox="0 0 21600 21600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54" draw:name="Text Frame 11" draw:style-name="gr4" draw:text-style-name="P3" svg:width="0.8189in" svg:height="0.3843in" svg:x="0.5783in" svg:y="4.6402in"><draw:text-box><text:p text:style-name="P2">There is a face</text:p></draw:text-box></draw:frame><draw:custom-shape text:anchor-type="paragraph" draw:z-index="55" draw:name="Shape 29" draw:style-name="gr3" draw:text-style-name="P4" svg:width="0.0012in" svg:height="0.3358in" svg:x="0.9283in" svg:y="5.4945in"><text:p/><draw:enhanced-geometry svg:viewBox="0 0 21600 21600" draw:text-areas="?f0 0 ?f2 ?f5" draw:type="down-arrow" draw:modifiers="3480.99173553719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56" draw:name="Text Frame 15" draw:style-name="gr2" draw:text-style-name="P3" svg:width="1.5189in" svg:height="0.3843in" svg:x="2.0138in" svg:y="5.8283in"><draw:text-box><text:p text:style-name="P2">Not Regocagnized</text:p></draw:text-box></draw:frame><draw:custom-shape text:anchor-type="paragraph" draw:z-index="57" draw:name="Shape 28" draw:style-name="gr1" draw:text-style-name="P1" svg:width="1.6669in" svg:height="0.298in" svg:x="1.9701in" svg:y="5.863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05:53:48.383225840</meta:creation-date>
    <dc:date>2024-05-01T05:22:26.507825536</dc:date>
    <meta:editing-duration>PT9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